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Ubuntu" svg:font-family="Ubuntu"/>
  </office:font-face-decls>
  <office:automatic-styles>
    <style:style style:name="P1" style:family="paragraph" style:parent-style-name="Standard">
      <style:paragraph-properties fo:line-height="150%"/>
      <style:text-properties style:font-name="Ubuntu" fo:font-size="14pt" officeooo:rsid="00293e76" officeooo:paragraph-rsid="00293e76" style:font-size-asian="14pt" style:font-size-complex="14pt"/>
    </style:style>
    <style:style style:name="P2" style:family="paragraph" style:parent-style-name="Standard">
      <style:paragraph-properties fo:line-height="150%"/>
      <style:text-properties style:font-name="Ubuntu" fo:font-size="14pt" officeooo:rsid="0029477d" officeooo:paragraph-rsid="0029477d" style:font-size-asian="14pt" style:font-size-complex="14pt"/>
    </style:style>
    <style:style style:name="P3" style:family="paragraph" style:parent-style-name="Standard">
      <style:paragraph-properties fo:line-height="150%"/>
      <style:text-properties style:font-name="Ubuntu" fo:font-size="14pt" officeooo:rsid="0029477d" officeooo:paragraph-rsid="00368c0f" style:font-size-asian="14pt" style:font-size-complex="14pt"/>
    </style:style>
    <style:style style:name="P4" style:family="paragraph" style:parent-style-name="Standard">
      <style:paragraph-properties fo:line-height="150%"/>
      <style:text-properties style:font-name="Ubuntu" fo:font-size="14pt" officeooo:rsid="002ab828" officeooo:paragraph-rsid="002ab828" style:font-size-asian="14pt" style:font-size-complex="14pt"/>
    </style:style>
    <style:style style:name="P5" style:family="paragraph" style:parent-style-name="Standard">
      <style:paragraph-properties fo:line-height="150%"/>
      <style:text-properties style:font-name="Ubuntu" fo:font-size="14pt" officeooo:rsid="002ab828" officeooo:paragraph-rsid="00368c0f" style:font-size-asian="14pt" style:font-size-complex="14pt"/>
    </style:style>
    <style:style style:name="P6" style:family="paragraph" style:parent-style-name="Standard">
      <style:paragraph-properties fo:line-height="150%"/>
      <style:text-properties style:font-name="Ubuntu" fo:font-size="14pt" officeooo:rsid="002ab828" officeooo:paragraph-rsid="00381045" style:font-size-asian="14pt" style:font-size-complex="14pt"/>
    </style:style>
    <style:style style:name="P7" style:family="paragraph" style:parent-style-name="Standard">
      <style:paragraph-properties fo:line-height="150%"/>
      <style:text-properties style:font-name="Ubuntu" fo:font-size="14pt" officeooo:rsid="002c0c6c" officeooo:paragraph-rsid="002c0c6c" style:font-size-asian="14pt" style:font-size-complex="14pt"/>
    </style:style>
    <style:style style:name="P8" style:family="paragraph" style:parent-style-name="Standard">
      <style:paragraph-properties fo:line-height="150%"/>
      <style:text-properties style:font-name="Ubuntu" fo:font-size="14pt" officeooo:rsid="002c0c6c" officeooo:paragraph-rsid="003101c0" style:font-size-asian="14pt" style:font-size-complex="14pt"/>
    </style:style>
    <style:style style:name="P9" style:family="paragraph" style:parent-style-name="Standard">
      <style:paragraph-properties fo:line-height="150%"/>
      <style:text-properties style:font-name="Ubuntu" fo:font-size="14pt" officeooo:rsid="002c0c6c" officeooo:paragraph-rsid="0032efc2" style:font-size-asian="14pt" style:font-size-complex="14pt"/>
    </style:style>
    <style:style style:name="P10" style:family="paragraph" style:parent-style-name="Standard">
      <style:paragraph-properties fo:line-height="150%"/>
      <style:text-properties style:font-name="Ubuntu" fo:font-size="14pt" officeooo:rsid="002c0c6c" officeooo:paragraph-rsid="00368c0f" style:font-size-asian="14pt" style:font-size-complex="14pt"/>
    </style:style>
    <style:style style:name="P11" style:family="paragraph" style:parent-style-name="Standard">
      <style:paragraph-properties fo:line-height="150%"/>
      <style:text-properties style:font-name="Ubuntu" fo:font-size="14pt" officeooo:rsid="002e02a2" officeooo:paragraph-rsid="002e02a2" style:font-size-asian="14pt" style:font-size-complex="14pt"/>
    </style:style>
    <style:style style:name="P12" style:family="paragraph" style:parent-style-name="Standard">
      <style:paragraph-properties fo:line-height="150%"/>
      <style:text-properties style:font-name="Ubuntu" fo:font-size="14pt" officeooo:rsid="002e02a2" officeooo:paragraph-rsid="003101c0" style:font-size-asian="14pt" style:font-size-complex="14pt"/>
    </style:style>
    <style:style style:name="P13" style:family="paragraph" style:parent-style-name="Standard">
      <style:paragraph-properties fo:line-height="150%"/>
      <style:text-properties style:font-name="Ubuntu" fo:font-size="14pt" officeooo:rsid="00273744" officeooo:paragraph-rsid="00258600" style:font-size-asian="14pt" style:font-size-complex="14pt"/>
    </style:style>
    <style:style style:name="P14" style:family="paragraph" style:parent-style-name="Standard">
      <style:paragraph-properties fo:line-height="150%"/>
      <style:text-properties style:font-name="Ubuntu" fo:font-size="14pt" officeooo:rsid="00273744" officeooo:paragraph-rsid="003101c0" style:font-size-asian="14pt" style:font-size-complex="14pt"/>
    </style:style>
    <style:style style:name="P15" style:family="paragraph" style:parent-style-name="Standard">
      <style:paragraph-properties fo:line-height="150%"/>
      <style:text-properties style:font-name="Ubuntu" fo:font-size="14pt" officeooo:rsid="002fd493" officeooo:paragraph-rsid="003101c0" style:font-size-asian="14pt" style:font-size-complex="14pt"/>
    </style:style>
    <style:style style:name="P16" style:family="paragraph" style:parent-style-name="Standard">
      <style:paragraph-properties fo:line-height="150%"/>
      <style:text-properties style:font-name="Ubuntu" fo:font-size="14pt" officeooo:rsid="003101c0" officeooo:paragraph-rsid="003101c0" style:font-size-asian="14pt" style:font-size-complex="14pt"/>
    </style:style>
    <style:style style:name="P17" style:family="paragraph" style:parent-style-name="Standard">
      <style:paragraph-properties fo:line-height="150%"/>
      <style:text-properties style:font-name="Ubuntu" fo:font-size="14pt" officeooo:rsid="003101c0" officeooo:paragraph-rsid="00368c0f" style:font-size-asian="14pt" style:font-size-complex="14pt"/>
    </style:style>
    <style:style style:name="P18" style:family="paragraph" style:parent-style-name="Standard">
      <style:paragraph-properties fo:line-height="150%"/>
      <style:text-properties style:font-name="Ubuntu" fo:font-size="14pt" officeooo:rsid="0039eec7" officeooo:paragraph-rsid="0039eec7" style:font-size-asian="14pt" style:font-size-complex="14pt"/>
    </style:style>
    <style:style style:name="P19" style:family="paragraph" style:parent-style-name="Standard">
      <style:paragraph-properties fo:line-height="150%"/>
      <style:text-properties style:font-name="Ubuntu" fo:font-size="14pt" officeooo:rsid="003c3910" officeooo:paragraph-rsid="003c3910" style:font-size-asian="14pt" style:font-size-complex="14pt"/>
    </style:style>
    <style:style style:name="P20" style:family="paragraph" style:parent-style-name="Heading_20_1">
      <style:paragraph-properties fo:line-height="150%" fo:text-align="center" style:justify-single-word="false"/>
      <style:text-properties style:font-name="Ubuntu"/>
    </style:style>
    <style:style style:name="P21" style:family="paragraph" style:parent-style-name="Heading_20_2">
      <style:paragraph-properties fo:line-height="150%" fo:text-align="center" style:justify-single-word="false"/>
      <style:text-properties style:font-name="Ubuntu"/>
    </style:style>
    <style:style style:name="P22" style:family="paragraph" style:parent-style-name="Heading_20_2">
      <style:paragraph-properties fo:line-height="150%" fo:text-align="center" style:justify-single-word="false"/>
      <style:text-properties style:font-name="Ubuntu"/>
    </style:style>
    <style:style style:name="P23" style:family="paragraph" style:parent-style-name="Standard">
      <style:paragraph-properties fo:line-height="150%"/>
      <style:text-properties style:font-name="Ubuntu" fo:font-size="14pt" officeooo:rsid="0039eec7" officeooo:paragraph-rsid="0039eec7" style:font-size-asian="14pt" style:font-size-complex="14pt"/>
    </style:style>
    <style:style style:name="P24" style:family="paragraph" style:parent-style-name="Standard">
      <style:paragraph-properties fo:line-height="150%"/>
      <style:text-properties style:font-name="Ubuntu" fo:font-size="14pt" officeooo:rsid="0039eec7" officeooo:paragraph-rsid="003eb0f1" style:font-size-asian="14pt" style:font-size-complex="14pt"/>
    </style:style>
    <style:style style:name="P25" style:family="paragraph" style:parent-style-name="Standard">
      <style:paragraph-properties fo:line-height="150%"/>
      <style:text-properties style:font-name="Ubuntu" fo:font-size="14pt" officeooo:rsid="003101c0" officeooo:paragraph-rsid="003101c0" style:font-size-asian="14pt" style:font-size-complex="14pt"/>
    </style:style>
    <style:style style:name="P26" style:family="paragraph" style:parent-style-name="Standard">
      <style:paragraph-properties fo:line-height="150%"/>
      <style:text-properties style:font-name="Ubuntu" fo:font-size="14pt" officeooo:paragraph-rsid="003c3910" style:font-size-asian="14pt" style:font-size-complex="14pt"/>
    </style:style>
    <style:style style:name="P27" style:family="paragraph" style:parent-style-name="Standard">
      <style:paragraph-properties fo:line-height="150%"/>
      <style:text-properties style:font-name="Ubuntu" fo:font-size="14pt" officeooo:rsid="002c0c6c" officeooo:paragraph-rsid="003101c0" style:font-size-asian="14pt" style:font-size-complex="14pt"/>
    </style:style>
    <style:style style:name="P28" style:family="paragraph" style:parent-style-name="Standard">
      <style:paragraph-properties fo:line-height="150%"/>
      <style:text-properties style:font-name="Ubuntu" fo:font-size="14pt" officeooo:rsid="003eb0f1" officeooo:paragraph-rsid="003eb0f1" style:font-size-asian="14pt" style:font-size-complex="14pt"/>
    </style:style>
    <style:style style:name="T1" style:family="text">
      <style:text-properties fo:font-weight="bold" style:font-weight-asian="bold" style:font-weight-complex="bold"/>
    </style:style>
    <style:style style:name="T2" style:family="text">
      <style:text-properties fo:font-weight="bold" officeooo:rsid="003101c0" style:font-weight-asian="bold" style:font-weight-complex="bold"/>
    </style:style>
    <style:style style:name="T3" style:family="text">
      <style:text-properties fo:font-weight="bold" officeooo:rsid="00408c0c" style:font-weight-asian="bold" style:font-weight-complex="bold"/>
    </style:style>
    <style:style style:name="T4" style:family="text">
      <style:text-properties officeooo:rsid="0028acd9"/>
    </style:style>
    <style:style style:name="T5" style:family="text">
      <style:text-properties officeooo:rsid="003101c0"/>
    </style:style>
    <style:style style:name="T6" style:family="text">
      <style:text-properties officeooo:rsid="0032efc2"/>
    </style:style>
    <style:style style:name="T7" style:family="text">
      <style:text-properties officeooo:rsid="0032f79c"/>
    </style:style>
    <style:style style:name="T8" style:family="text">
      <style:text-properties officeooo:rsid="00350409"/>
    </style:style>
    <style:style style:name="T9" style:family="text">
      <style:text-properties officeooo:rsid="003a578f"/>
    </style:style>
    <style:style style:name="T10" style:family="text">
      <style:text-properties officeooo:rsid="003eb0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Hierarquia</text:h>
      <text:p text:style-name="P7">O objetivo da hierarquia é organizar os itens e dar a eles um grau de importância ou organiza-los de acordo com a importancia. É preciso fazer isso de forma logica e estrategica, já que evita equivocos de entendimento pelos visitantes <text:span text:style-name="T10">e permite os ousuario encontrarem as informações que precisam de maneira mais rapido e facil</text:span>.</text:p>
      <text:p text:style-name="P7"/>
      <text:p text:style-name="P8"><text:span text:style-name="T7">A hierarquia c</text:span>ria uma organização visual para um layout e da ao leitor uma ideia de onde começar e terminar a leitura, <text:span text:style-name="T10">guiando o olhar dele, permitindo que entenda rapidamente a estrutura e quais elementos são mais importantes</text:span>. Cada elemento recebe um ranking de prioridade: Titulo, imagem, subtitulo, CTA, corpo do texto etc.</text:p>
      <text:p text:style-name="P8">Geralmente, há apenas uma mensagem mais importante que as outras, ela deve se destacar mais e guiar o publico pelo restante do conteudo.</text:p>
      <text:p text:style-name="P12"/>
      <text:p text:style-name="P12">Os elementos maiores, mais coloridos ou centrais estão em um nivel de hierarquia maior em relação aos elementos menores, mais monótonos e menos detalhados.</text:p>
      <text:p text:style-name="P14"/>
      <text:p text:style-name="P15">A hierarquia é aplicada para dar o foco desejado no momento correto, estimulando os usuarios a agir conforme o esperado. <text:span text:style-name="T5">Destribui</text:span><text:span text:style-name="T8">ndo</text:span><text:span text:style-name="T5"> os elementos de forma lógica e estrategica para influenciar a percepção dos usuarios.</text:span></text:p>
      <text:p text:style-name="P16"><text:soft-page-break/>Isso pode acontecer para incentivar inscrições, promover algum conteudo, destacar um produto, guiar uma sequencia de ações ou cliques em CTAs.</text:p>
      <text:p text:style-name="P16"/>
      <text:p text:style-name="P16">Outro fator é a experiencia do usuario. Na construção de um layout deve sempre ser levada em conta uma visita agradavel e intuitiva, fazendo com que o usuario goste de fazer o que é pedido</text:p>
      <text:p text:style-name="P16"/>
      <text:p text:style-name="P28">A hierarquia é importante pois não lemos todas as informações que aparecem, ao invés disso, escaneamos e escolhemos o que ler primeiro.</text:p>
      <text:h text:style-name="P21" text:outline-level="2">Principais blocos de construção de uma hierarquia visual</text:h>
      <text:p text:style-name="P10">Posição, cor, tamanho, contraste, alinhamento, repetição, espaços em branco, <text:span text:style-name="T4">orientações e posições dos elementos.</text:span></text:p>
      <text:h text:style-name="P21" text:outline-level="2">Nivel de hierarquia</text:h>
      <text:p text:style-name="P9">Excelentes composições dividem os elementos em: mais importante <text:span text:style-name="T6">(reis)</text:span>, médio <text:span text:style-name="T6">(nobres)</text:span> e menos importante <text:span text:style-name="T6">(camponeses)</text:span>.</text:p>
      <text:p text:style-name="P9">O cerebro não consegue dar o mesmo nivel de importância para todos os elementos, por isso ele considera mais importante os elementos que são percebidos primeiro.</text:p>
      <text:p text:style-name="P9">Escolher a localização correta de cada elemento com base no nivel de importância é a chave para dominar este principio.</text:p>
      <text:p text:style-name="P11"><text:span text:style-name="T1"/></text:p>
      <text:p text:style-name="P11"><text:span text:style-name="T1">Os reis -</text:span> Esta no topo da escala hierarquica, são as coisas mais importantes. Devem ser mais extravagantes e demandam mais atenção.</text:p>
      <text:p text:style-name="P11"><text:soft-page-break/></text:p>
      <text:p text:style-name="P11"><text:span text:style-name="T1">Os nobres -</text:span> Esta depois do rei na escala hierarquica. São elementos importantes, mas não demandam tanta atenção quanto os reis, são coisas como subtitulos, citações e informações adicionais. É importante mante-los atraentes e visiveis, mas não tanto quanto os titulos.</text:p>
      <text:p text:style-name="P13"/>
      <text:p text:style-name="P11"><text:span text:style-name="T1">Os camponeses -</text:span> Estão no ultimo patamar de hierarquia. São elementos humildes, que recebem menos atenção visual, são coisas como o corpo do texto, informações menos importantes, links etc.</text:p>
      <text:h text:style-name="P21" text:outline-level="2">Objetivos da hierarquia visual</text:h>
      <text:p text:style-name="P1"><text:span text:style-name="T1">Orientação -</text:span> Construir um layout pensando em conduzir o usuario de ação em ação, sem que ele se sinta pressionado ou forçado a navegar.</text:p>
      <text:p text:style-name="P1"/>
      <text:p text:style-name="P1"><text:span text:style-name="T1">Comunicação -</text:span> Criar links na mente do usuario com o intuito de diminuir a carga cognitiva que ele recebe, diminuindo o esforço para achar informações e o caminho que deve trilhar.</text:p>
      <text:p text:style-name="P1"/>
      <text:p text:style-name="P1"><text:span text:style-name="T1">Impacto emocional -</text:span> Deve conter elemento<text:span text:style-name="T5">s</text:span> que envolvam o usuario de forma que ele se conecte com o conteudo e as ações, tornando a experiencia divertida e mais leve.</text:p>
      <text:h text:style-name="P21" text:outline-level="2">Principios da hierarquia visual</text:h>
      <text:p text:style-name="P2"><text:span text:style-name="T1">Tamanho e escala -</text:span> Elementos maiores são mais importantes.</text:p>
      <text:p text:style-name="P2"><text:soft-page-break/><text:span text:style-name="T1">Cor e contraste -</text:span> Cores vivas se destacam mais do que cores escuras.</text:p>
      <text:p text:style-name="P2"><text:span text:style-name="T1">Tipografia -</text:span> O tamanho e o tipo da fonte proporcionam diferenciações e destaques.</text:p>
      <text:p text:style-name="P2"><text:span text:style-name="T1">Proximidade -</text:span> Separa os elementos uns dos outros e cria sub-hierarquias.</text:p>
      <text:p text:style-name="P2"><text:span text:style-name="T1">Espaço</text:span><text:span text:style-name="T2">s</text:span><text:span text:style-name="T1"> em branco -</text:span> torna mais facil a visualização.</text:p>
      <text:p text:style-name="P2"><text:span text:style-name="T1">Alinhamento -</text:span> Cria ordem entre os elementos.</text:p>
      <text:p text:style-name="P2"><text:span text:style-name="T1">Repetição -</text:span> Atribui significado em relação aos elementos.</text:p>
      <text:p text:style-name="P2"><text:span text:style-name="T1">Linhas principais -</text:span> Guiam o olhar.</text:p>
      <text:p text:style-name="P2"><text:span text:style-name="T1">Regra dos terços -</text:span> elementos colocados no encontro de 4 linhas paralelas.</text:p>
      <text:h text:style-name="P21" text:outline-level="2"><text:span text:style-name="T1">Hierarquia tipografi</text:span><text:span text:style-name="T2">c</text:span><text:span text:style-name="T1">a</text:span></text:h>
      <text:p text:style-name="P3">Textos desempenham um papel fundamental na hierarquia.</text:p>
      <text:p text:style-name="P2">Para dar enfase e importância é necessario trabalhar com varias caracteristicas do texto alem do tamanho. É uma mistura de tamanho, estilo, peso e cor que vão influenciar no resultado final.</text:p>
      <text:p text:style-name="P2">É preciso ter atenção nos diferentes tipos de elementos contidos em um texto que vão desde o titulo, subtitulo, paragrafos, captions, citações etc.</text:p>
      <text:p text:style-name="P2">Criar uma ordem que faça sentido para o conteudo vai dar diferentes niveis de importância , fazendo o usuario compreender por onde ele começa a escanear os elementos. Dessa forma garantindo a eficacia <text:s/>da transmissão da mensagem.</text:p>
      <text:h text:style-name="P21" text:outline-level="2"><text:soft-page-break/>Hierarquia com cores</text:h>
      <text:p text:style-name="P5">A cor contribui bastante para hierarquia como um todo. Elas possuem sua própria hierarquia, ou seja, um preto ou azul escuro vai chamar menos atenção se comparado com tons claros. Cada cor tem um peso diferente na interface.</text:p>
      <text:h text:style-name="P21" text:outline-level="2">Hierarquia com tamanhos</text:h>
      <text:p text:style-name="P5">Ao trabalhar com tamanhos, é preciso não exagerar ou achar que o fato de um elemento estar grande é o suficiente para uma boa hierarquia, é necessario haver harmonia na composição para que os elementos não sejam desproporcionais.</text:p>
      <text:p text:style-name="P4">Embora o grande seja mais perceptivel, isso nem sempre é o melhor. O titulo não é mais importante, mas ele ser visto primeiro norteia o entendimento sobre o assunto abordado. Elementos maiores favorecem o clique e merecem<text:tab/>cuidado dobrado, sobretudo em dispositivos mobile que são menores.</text:p>
      <text:p text:style-name="P4">Essa hierarquia pode influenciar, nas formas, objetos e tipografias.</text:p>
      <text:h text:style-name="P21" text:outline-level="2">Escala</text:h>
      <text:p text:style-name="P17">É relacionada ao tamanho de um objeto em relação ao outro. Não importa o quão grande ou pequeno um objeto seja, ele não terá escala até ser comparado com outro. Isso vai permitir criar equilibrio em um design e dar foco nos elementos dominantes. Quanto maior a escala de diferença, maior a ênfase.</text:p>
      <text:h text:style-name="P21" text:outline-level="2">Testar comportamento</text:h>
      <text:p text:style-name="P6">Hotjar</text:p>
      <text:p text:style-name="P18"/>
      <text:p text:style-name="P18"/>
      <text:h text:style-name="P21" text:outline-level="2"><text:soft-page-break/>Dicas para criar uma hierarquia visual forte</text:h>
      <text:p text:style-name="P18"><text:span text:style-name="T1">Identifique o objetivo do design -</text:span> <text:span text:style-name="T9">É importante identificar qual é o objetivo do projeto. Isso ajudará a determinar quais elementos visuais precisam ser enfatizados e como eles devem ser organizados.</text:span></text:p>
      <text:p text:style-name="P18"/>
      <text:p text:style-name="P18"><text:span text:style-name="T1">Use tamanhos de fonte diferentes -</text:span> <text:span text:style-name="T9">É uma maneira simples e eficaz de criar uma hierarquia visual. A fonte maior deve ser usada para enfatizar o titulo ou a mensagem mais importante e as fontes menores para informações secundarias.</text:span></text:p>
      <text:p text:style-name="P18"/>
      <text:p text:style-name="P18"><text:span text:style-name="T1">Escolha cores contrastantes -</text:span> <text:span text:style-name="T9">Vai ajudar a destacar informações importantes.</text:span></text:p>
      <text:p text:style-name="P18"/>
      <text:p text:style-name="P18"><text:span text:style-name="T1">Use espaços em branco </text:span><text:span text:style-name="T3">-</text:span> <text:span text:style-name="T9">Vai ajudar a criar uma hierarquia visual forte. Ao deixar espaço suficiente ao redor dos elementos, é possível enfatizar a importância deles.</text:span></text:p>
      <text:p text:style-name="P18"/>
      <text:p text:style-name="P18"><text:span text:style-name="T1">Escolha imagens e graficos cuidadosamente </text:span><text:span text:style-name="T3">-</text:span> <text:span text:style-name="T9">As imagens e graficos devem apoiar a mensagem que esta sendo transmitida. É importante escolher imagens que sejam relevantes e que ajudam a guiar o usuario através do conteudo.</text:span></text:p>
      <text:p text:style-name="P18"/>
      <text:p text:style-name="P18"><text:span text:style-name="T1">Considere a ordem de leitura -</text:span> <text:span text:style-name="T9">A ordem que o usuario lê o conteudo é importante. Por isso é preciso posicionar os elementos em uma ordem lógica que guie o usuario através do conteudo de maneira clara e eficaz.</text:span></text:p>
      <text:h text:style-name="P21" text:outline-level="2"><text:soft-page-break/>Como sites são lidos</text:h>
      <text:p text:style-name="P19"><text:span text:style-name="T1">Usuarios decidem muito rapido -</text:span> a partir do momento que começam a interagir, levam milissegundos para decidir se vão continuar na interface.</text:p>
      <text:p text:style-name="P19"/>
      <text:p text:style-name="P19"><text:span text:style-name="T1">Usuarios preferem utilizar menos esforço ao interagir com uma interface -</text:span> Justifica a tendencia de escanear o conteudo ao invés de o ler por inteiro.</text:p>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Ubuntu" svg:font-family="Ubuntu"/>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6T18:04:52.260000000</meta:creation-date>
    <dc:date>2024-01-23T06:45:19.259000000</dc:date>
    <meta:editing-duration>PT16H51M18S</meta:editing-duration>
    <meta:editing-cycles>32</meta:editing-cycles>
    <meta:generator>EasyOffice/7.6.2.1.0$Windows_X86_64 LibreOffice_project/0bc4d647150f05f02b71ccb5539a4012b57f1faf</meta:generator>
    <meta:document-statistic meta:table-count="0" meta:image-count="0" meta:object-count="0" meta:page-count="7" meta:paragraph-count="57" meta:word-count="1159" meta:character-count="7168" meta:non-whitespace-character-count="6065"/>
  </office:meta>
</office:document-meta>
</file>